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75cm" fo:min-width="3.8cm"/>
      <style:paragraph-properties style:writing-mode="lr-tb"/>
    </style:style>
    <style:style style:name="gr2" style:family="graphic" style:parent-style-name="standard">
      <style:graphic-properties draw:marker-end="Arrow" draw:textarea-vertical-align="botto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28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45cm" fo:min-width="3.8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15cm" fo:min-width="3.8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35cm" fo:min-width="3.8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13pt" fo:font-style="italic" fo:font-weight="bold" style:font-size-asian="13pt" style:font-size-complex="13pt"/>
    </style:style>
    <style:style style:name="P6" style:family="paragraph">
      <loext:graphic-properties draw:fill-color="#b4c7dc"/>
      <style:paragraph-properties fo:text-align="center" style:writing-mode="lr-tb"/>
      <style:text-properties fo:font-size="13pt" fo:font-style="italic" fo:font-weight="bold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size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3cm" svg:height="1cm" svg:x="8.3cm" svg:y="2.9cm">
          <text:p text:style-name="P1"><text:span text:style-name="T1">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3cm" svg:height="1cm" svg:x="8.3cm" svg:y="5.8cm">
          <text:p text:style-name="P1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3cm" svg:height="1cm" svg:x="4cm" svg:y="10.2cm">
          <text:p text:style-name="P1"><text:span text:style-name="T1">baske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45cm" svg:y1="4.6cm" svg:x2="10.45cm" svg:y2="5.8cm" draw:start-shape="id1" draw:start-glue-point="2" draw:end-shape="id2" svg:d="M10450 4600v1200" svg:viewBox="0 0 1 1201">
          <text:p text:style-name="P2"><text:span text:style-name="T2">0..*</text:span></text:p>
        </draw:connector>
        <draw:frame draw:style-name="gr3" draw:text-style-name="P4" draw:layer="layout" svg:width="8.528cm" svg:height="0.962cm" svg:x="1.872cm" svg:y="1.438cm">
          <draw:text-box>
            <text:p>1 <text:span text:style-name="T3">repository</text:span><text:span text:style-name="T4"> par </text:span><text:span text:style-name="T3">organisation</text:span></text:p>
          </draw:text-box>
        </draw:frame>
        <draw:connector draw:style-name="gr2" draw:text-style-name="P3" draw:layer="layout" svg:x1="10.45cm" svg:y1="7.5cm" svg:x2="6.15cm" svg:y2="10.2cm" draw:start-shape="id3" draw:start-glue-point="2" draw:end-shape="id4" svg:d="M10450 7500v1350h-4300v1350" svg:viewBox="0 0 4301 2701">
          <text:p text:style-name="P2"><text:span text:style-name="T2">0..*</text:span></text:p>
        </draw:connector>
        <draw:custom-shape draw:style-name="gr1" draw:text-style-name="P1" xml:id="id5" draw:id="id5" draw:layer="layout" svg:width="4.3cm" svg:height="1cm" svg:x="12.7cm" svg:y="10.2cm">
          <text:p text:style-name="P1"><text:span text:style-name="T1">Content Typ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45cm" svg:y1="7.5cm" svg:x2="14.85cm" svg:y2="10.2cm" draw:start-shape="id3" draw:start-glue-point="2" draw:end-shape="id5" draw:end-glue-point="0" svg:d="M10450 7500v1350h4400v1350" svg:viewBox="0 0 4401 2701">
          <text:p text:style-name="P2"><text:span text:style-name="T2">0..*</text:span></text:p>
        </draw:connector>
        <draw:custom-shape draw:style-name="gr1" draw:text-style-name="P1" xml:id="id7" draw:id="id7" draw:layer="layout" svg:width="4.3cm" svg:height="1cm" svg:x="8.4cm" svg:y="14.2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15cm" svg:y1="11.9cm" svg:x2="10.55cm" svg:y2="14.2cm" draw:start-shape="id6" draw:start-glue-point="2" draw:end-shape="id7" svg:d="M6150 11900v1150h4400v1150" svg:viewBox="0 0 4401 2301">
          <text:p text:style-name="P2"><text:span text:style-name="T2">0..*</text:span></text:p>
        </draw:connector>
        <draw:custom-shape draw:style-name="gr1" draw:text-style-name="P1" xml:id="id10" draw:id="id10" draw:layer="layout" svg:width="4.3cm" svg:height="1cm" svg:x="2cm" svg:y="19.4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3cm" svg:height="1cm" svg:x="8.4cm" svg:y="19.4cm">
          <text:p text:style-name="P1"><text:span text:style-name="T1">Attach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3cm" svg:height="1cm" svg:x="14.8cm" svg:y="19.4cm">
          <text:p text:style-name="P1"><text:span text:style-name="T1">Comme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85cm" svg:y1="11.9cm" svg:x2="10.55cm" svg:y2="14.2cm" draw:start-shape="id8" draw:start-glue-point="2" draw:end-shape="id7" draw:end-glue-point="0" svg:d="M14850 11900v1150h-4300v1150" svg:viewBox="0 0 4301 2301">
          <text:p text:style-name="P2"><text:span text:style-name="T2">0..*</text:span></text:p>
        </draw:connector>
        <draw:connector draw:style-name="gr2" draw:text-style-name="P3" draw:layer="layout" svg:x1="10.55cm" svg:y1="16.5cm" svg:x2="4.15cm" svg:y2="19.4cm" draw:start-shape="id9" draw:start-glue-point="2" draw:end-shape="id10" draw:end-glue-point="0" svg:d="M10550 16500v1450h-6400v1450" svg:viewBox="0 0 6401 2901">
          <text:p text:style-name="P2"><text:span text:style-name="T2">0..*</text:span></text:p>
        </draw:connector>
        <draw:connector draw:style-name="gr2" draw:text-style-name="P3" draw:layer="layout" svg:x1="10.55cm" svg:y1="16.5cm" svg:x2="16.95cm" svg:y2="19.4cm" draw:start-shape="id9" draw:start-glue-point="2" draw:end-shape="id11" draw:end-glue-point="0" svg:d="M10550 16500v1450h6400v1450" svg:viewBox="0 0 6401 2901">
          <text:p text:style-name="P2"><text:span text:style-name="T2">0..*</text:span></text:p>
        </draw:connector>
        <draw:connector draw:style-name="gr2" draw:text-style-name="P3" draw:layer="layout" svg:x1="10.55cm" svg:y1="16.5cm" svg:x2="10.55cm" svg:y2="19.4cm" draw:start-shape="id9" draw:start-glue-point="2" draw:end-shape="id12" draw:end-glue-point="0" svg:d="M10550 16500v2900" svg:viewBox="0 0 1 2901">
          <text:p text:style-name="P2"><text:span text:style-name="T2">0..*</text:span></text:p>
        </draw:connector>
        <draw:custom-shape draw:style-name="gr4" draw:text-style-name="P6" xml:id="id1" draw:id="id1" draw:layer="layout" svg:width="4.3cm" svg:height="0.7cm" svg:x="8.3cm" svg:y="3.9cm">
          <text:p text:style-name="P5"><text:span text:style-name="T5">cmis:f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4.3cm" svg:height="0.7cm" svg:x="8.3cm" svg:y="6.8cm">
          <text:p text:style-name="P5"><text:span text:style-name="T5">cmis:f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4.3cm" svg:height="0.7cm" svg:x="4cm" svg:y="11.2cm">
          <text:p text:style-name="P5"><text:span text:style-name="T5">cmis:f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4.3cm" svg:height="0.7cm" svg:x="12.7cm" svg:y="11.2cm">
          <text:p text:style-name="P5"><text:span text:style-name="T5">cmis:f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9" draw:id="id9" draw:layer="layout" svg:width="4.3cm" svg:height="1.4cm" svg:x="8.4cm" svg:y="15.1cm">
          <text:p text:style-name="P5"><text:span text:style-name="T5">cmis:folder</text:span></text:p>
          <text:p text:style-name="P5"><text:span text:style-name="T5">quer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3cm" svg:height="0.7cm" svg:x="2cm" svg:y="20.4cm">
          <text:p text:style-name="P5"><text:span text:style-name="T5">cmis: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3cm" svg:height="0.7cm" svg:x="14.8cm" svg:y="20.4cm">
          <text:p text:style-name="P5"><text:span text:style-name="T5">cmis: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3cm" svg:height="1.6cm" svg:x="8.4cm" svg:y="20.4cm">
          <text:p text:style-name="P5"><text:span text:style-name="T5">cmis:document</text:span></text:p>
          <text:p text:style-name="P5"><text:span text:style-name="T5">Content strea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5T13:34:23.957000000</meta:creation-date>
    <meta:generator>LibreOffice/6.4.0.3$Windows_X86_64 LibreOffice_project/b0a288ab3d2d4774cb44b62f04d5d28733ac6df8</meta:generator>
    <dc:date>2020-05-27T20:34:59.875000000</dc:date>
    <meta:editing-duration>PT49M51S</meta:editing-duration>
    <meta:editing-cycles>10</meta:editing-cycles>
    <meta:document-statistic meta:object-count="25"/>
  </office:meta>
</office:document-meta>
</file>